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637cm" fo:min-width="12.083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85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6.735cm" fo:min-width="1.087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98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6.701cm" fo:min-width="1.05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79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4.815cm" fo:min-width="1.41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35cm" svg:height="8.939cm" draw:transform="skewX (0.00331612557878923) translate (2.527cm 0.1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3.41cm" svg:y="2.48cm">
          <text:p text:style-name="P2"><text:span text:style-name="T1">Producer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3.41cm" svg:y="4.067cm">
          <text:p text:style-name="P2"><text:span text:style-name="T1">Producer-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3.41cm" svg:y="5.655cm">
          <text:p text:style-name="P2"><text:span text:style-name="T1">Producer-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87cm" svg:height="6.985cm" svg:x="0.4cm" svg:y="1.61cm">
          <text:p text:style-name="P4"><text:span text:style-name="T2">Remote</text:span></text:p>
          <text:p text:style-name="P4"><text:span text:style-name="T2">Network</text:span></text:p>
          <text:p text:style-name="P4"><text:span text:style-name="T2">Access</text:span></text:p>
          <text:p text:style-name="P4"><text:span text:style-name="T2"/></text:p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887cm" svg:y1="3.197cm" svg:x2="6.901cm" svg:y2="3.217cm">
          <text:p/>
        </draw:line>
        <draw:line draw:style-name="gr4" draw:text-style-name="P6" draw:layer="layout" svg:x1="1.987cm" svg:y1="4.797cm" svg:x2="3.257cm" svg:y2="4.785cm">
          <text:p/>
        </draw:line>
        <draw:line draw:style-name="gr4" draw:text-style-name="P6" draw:layer="layout" svg:x1="1.987cm" svg:y1="6.397cm" svg:x2="3.257cm" svg:y2="6.372cm">
          <text:p/>
        </draw:line>
        <draw:frame draw:style-name="gr5" draw:text-style-name="P7" draw:layer="layout" svg:width="3.81cm" svg:height="0.962cm" svg:x="3.41cm" svg:y="7.007cm">
          <draw:text-box>
            <text:p>. . . </text:p>
          </draw:text-box>
        </draw:frame>
        <draw:custom-shape draw:style-name="gr6" draw:text-style-name="P3" draw:layer="layout" svg:width="2.521cm" svg:height="1.27cm" svg:x="9.901cm" svg:y="2.772cm">
          <text:p text:style-name="P2"><text:span text:style-name="T1">Consumer-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21cm" svg:height="1.27cm" svg:x="9.901cm" svg:y="4.359cm">
          <text:p text:style-name="P2"><text:span text:style-name="T1">Consumer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21cm" svg:height="1.27cm" svg:x="9.901cm" svg:y="5.947cm">
          <text:p text:style-name="P2"><text:span text:style-name="T1">Consumer-3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1cm" svg:height="0.962cm" svg:x="9.979cm" svg:y="7.347cm">
          <draw:text-box>
            <text:p>. . . </text:p>
          </draw:text-box>
        </draw:frame>
        <draw:line draw:style-name="gr4" draw:text-style-name="P6" draw:layer="layout" svg:x1="1.987cm" svg:y1="7.697cm" svg:x2="3.257cm" svg:y2="7.697cm">
          <text:p/>
        </draw:line>
        <draw:line draw:style-name="gr4" draw:text-style-name="P6" draw:layer="layout" svg:x1="1.987cm" svg:y1="3.197cm" svg:x2="3.257cm" svg:y2="3.197cm">
          <text:p/>
        </draw:line>
        <draw:line draw:style-name="gr4" draw:text-style-name="P6" draw:layer="layout" svg:x1="5.887cm" svg:y1="4.697cm" svg:x2="6.967cm" svg:y2="4.699cm">
          <text:p/>
        </draw:line>
        <draw:line draw:style-name="gr4" draw:text-style-name="P6" draw:layer="layout" svg:x1="5.887cm" svg:y1="6.297cm" svg:x2="6.967cm" svg:y2="6.292cm">
          <text:p/>
        </draw:line>
        <draw:line draw:style-name="gr4" draw:text-style-name="P6" draw:layer="layout" svg:x1="5.887cm" svg:y1="7.397cm" svg:x2="6.945cm" svg:y2="7.398cm">
          <text:p/>
        </draw:line>
        <draw:custom-shape draw:style-name="gr7" draw:text-style-name="P5" draw:layer="layout" svg:width="1.586cm" svg:height="6.985cm" svg:x="15.6cm" svg:y="1.61cm">
          <text:p text:style-name="P4"><text:span text:style-name="T2">Remote</text:span></text:p>
          <text:p text:style-name="P4"><text:span text:style-name="T2">Network</text:span></text:p>
          <text:p text:style-name="P4"><text:span text:style-name="T2">Access</text:span></text:p>
          <text:p text:style-name="P4"><text:span text:style-name="T2"/></text:p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472cm" svg:y1="5.157cm" svg:x2="15.627cm" svg:y2="5.175cm">
          <text:p/>
        </draw:line>
        <draw:frame draw:style-name="gr8" draw:text-style-name="P7" draw:layer="layout" svg:width="10.974cm" svg:height="1.129cm" svg:x="3.015cm" svg:y="0.291cm">
          <draw:text-box>
            <text:p>Parallel Stream Processing System</text:p>
          </draw:text-box>
        </draw:frame>
        <draw:custom-shape draw:style-name="gr9" draw:text-style-name="P9" draw:layer="layout" svg:width="1.946cm" svg:height="6.602cm" svg:x="6.91cm" svg:y="1.621cm">
          <text:p text:style-name="P8">Cache</text:p>
          <draw:enhanced-geometry svg:viewBox="0 0 88 21600" draw:glue-points="44 ?f6 44 0 0 10800 44 21600 88 10800" draw:text-areas="0 ?f6 88 ?f3" draw:type="can" draw:modifiers="2548.296228986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6" draw:layer="layout" svg:x1="12.423cm" svg:y1="3.455cm" svg:x2="15.627cm" svg:y2="3.457cm">
          <text:p/>
        </draw:line>
        <draw:frame draw:style-name="gr10" draw:text-style-name="P11" draw:layer="layout" svg:width="3.157cm" svg:height="0.683cm" svg:x="12.344cm" svg:y="2.627cm">
          <draw:text-box>
            <text:p text:style-name="P10"><text:span text:style-name="T3">Submit q1 &amp; 2</text:span></text:p>
          </draw:text-box>
        </draw:frame>
        <draw:line draw:style-name="gr4" draw:text-style-name="P6" draw:layer="layout" svg:x1="8.887cm" svg:y1="3.205cm" svg:x2="9.901cm" svg:y2="3.225cm">
          <text:p/>
        </draw:line>
        <draw:line draw:style-name="gr4" draw:text-style-name="P6" draw:layer="layout" svg:x1="8.887cm" svg:y1="4.705cm" svg:x2="9.967cm" svg:y2="4.707cm">
          <text:p/>
        </draw:line>
        <draw:line draw:style-name="gr4" draw:text-style-name="P6" draw:layer="layout" svg:x1="8.887cm" svg:y1="6.305cm" svg:x2="9.967cm" svg:y2="6.3cm">
          <text:p/>
        </draw:line>
        <draw:line draw:style-name="gr4" draw:text-style-name="P6" draw:layer="layout" svg:x1="8.887cm" svg:y1="7.405cm" svg:x2="9.945cm" svg:y2="7.406cm">
          <text:p/>
        </draw:line>
        <draw:frame draw:style-name="gr11" draw:text-style-name="P11" draw:layer="layout" svg:width="3.127cm" svg:height="0.683cm" svg:x="12.345cm" svg:y="4.528cm">
          <draw:text-box>
            <text:p text:style-name="P10"><text:span text:style-name="T3">Submit q1 &amp; 2</text:span></text:p>
          </draw:text-box>
        </draw:frame>
        <draw:frame draw:style-name="gr10" draw:text-style-name="P11" draw:layer="layout" svg:width="3.157cm" svg:height="0.683cm" svg:x="12.345cm" svg:y="5.928cm">
          <draw:text-box>
            <text:p text:style-name="P10"><text:span text:style-name="T3">Submit q1 &amp; 2</text:span></text:p>
          </draw:text-box>
        </draw:frame>
        <draw:line draw:style-name="gr4" draw:text-style-name="P6" draw:layer="layout" svg:x1="12.423cm" svg:y1="6.656cm" svg:x2="15.627cm" svg:y2="6.65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22T16:23:55.227908916</dc:date>
    <meta:editing-duration>PT16M35S</meta:editing-duration>
    <meta:editing-cycles>3</meta:editing-cycles>
    <meta:generator>LibreOffice/7.0.4.2$MacOSX_X86_64 LibreOffice_project/dcf040e67528d9187c66b2379df5ea4407429775</meta:generator>
    <meta:document-statistic meta:object-count="31"/>
  </office:meta>
</office:document-meta>
</file>